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a0561" officeooo:paragraph-rsid="000b016a"/>
    </style:style>
    <style:style style:name="P2" style:family="paragraph" style:parent-style-name="Text_20_body" style:list-style-name="L1">
      <style:text-properties officeooo:rsid="00104aa8" officeooo:paragraph-rsid="00104aa8"/>
    </style:style>
    <style:style style:name="P3" style:family="paragraph" style:parent-style-name="Text_20_body" style:list-style-name="L1">
      <style:text-properties officeooo:rsid="001086c1" officeooo:paragraph-rsid="001086c1"/>
    </style:style>
    <style:style style:name="P4" style:family="paragraph" style:parent-style-name="Text_20_body">
      <style:text-properties officeooo:rsid="001201ef" officeooo:paragraph-rsid="001201ef"/>
    </style:style>
    <style:style style:name="P5" style:family="paragraph" style:parent-style-name="Text_20_body" style:list-style-name="L1">
      <style:text-properties officeooo:rsid="0013af88" officeooo:paragraph-rsid="0013af88"/>
    </style:style>
    <style:style style:name="P6" style:family="paragraph" style:parent-style-name="Text_20_body" style:list-style-name="L1">
      <style:text-properties officeooo:paragraph-rsid="00104aa8"/>
    </style:style>
    <style:style style:name="P7" style:family="paragraph" style:parent-style-name="Text_20_body" style:list-style-name="L1">
      <style:text-properties officeooo:rsid="0015e3ab" officeooo:paragraph-rsid="0015e3ab"/>
    </style:style>
    <style:style style:name="P8" style:family="paragraph" style:parent-style-name="Text_20_body" style:list-style-name="L1">
      <style:text-properties officeooo:rsid="0015e3ab" officeooo:paragraph-rsid="001d4c3c"/>
    </style:style>
    <style:style style:name="P9" style:family="paragraph" style:parent-style-name="Text_20_body" style:list-style-name="L1">
      <style:text-properties officeooo:rsid="001736df" officeooo:paragraph-rsid="001736df"/>
    </style:style>
    <style:style style:name="P10" style:family="paragraph" style:parent-style-name="Text_20_body" style:list-style-name="L1">
      <style:text-properties officeooo:rsid="001736df" officeooo:paragraph-rsid="001dc883"/>
    </style:style>
    <style:style style:name="P11" style:family="paragraph" style:parent-style-name="Text_20_body" style:list-style-name="L1">
      <style:text-properties officeooo:rsid="001acaa0" officeooo:paragraph-rsid="001acaa0"/>
    </style:style>
    <style:style style:name="P12" style:family="paragraph" style:parent-style-name="Text_20_body" style:list-style-name="L1">
      <style:text-properties officeooo:rsid="001c5a47" officeooo:paragraph-rsid="001c5a47"/>
    </style:style>
    <style:style style:name="P13" style:family="paragraph" style:parent-style-name="Text_20_body" style:list-style-name="L1">
      <style:text-properties officeooo:rsid="001dc883" officeooo:paragraph-rsid="001dc883"/>
    </style:style>
    <style:style style:name="P14" style:family="paragraph" style:parent-style-name="Text_20_body" style:list-style-name="L1">
      <style:text-properties officeooo:rsid="001fb9a6" officeooo:paragraph-rsid="001fb9a6"/>
    </style:style>
    <style:style style:name="P15" style:family="paragraph" style:parent-style-name="Text_20_body" style:list-style-name="L1">
      <style:text-properties officeooo:rsid="00240ff0" officeooo:paragraph-rsid="00240ff0"/>
    </style:style>
    <style:style style:name="P16" style:family="paragraph" style:parent-style-name="Text_20_body" style:list-style-name="L1">
      <style:text-properties officeooo:rsid="0026a6e8" officeooo:paragraph-rsid="0026a6e8"/>
    </style:style>
    <style:style style:name="P17" style:family="paragraph" style:parent-style-name="Text_20_body" style:list-style-name="L1">
      <style:text-properties officeooo:rsid="002a5799" officeooo:paragraph-rsid="002a5799"/>
    </style:style>
    <style:style style:name="P18" style:family="paragraph" style:parent-style-name="Text_20_body" style:list-style-name="L1">
      <style:text-properties officeooo:rsid="002bd145" officeooo:paragraph-rsid="002bd145"/>
    </style:style>
    <style:style style:name="P19" style:family="paragraph" style:parent-style-name="Text_20_body" style:list-style-name="L1">
      <style:text-properties officeooo:rsid="002cbcbc" officeooo:paragraph-rsid="002cbcbc"/>
    </style:style>
    <style:style style:name="P20" style:family="paragraph" style:parent-style-name="Text_20_body" style:list-style-name="L1">
      <style:text-properties officeooo:rsid="002e8eea" officeooo:paragraph-rsid="002e8eea"/>
    </style:style>
    <style:style style:name="P21" style:family="paragraph" style:parent-style-name="Text_20_body" style:list-style-name="L1">
      <style:text-properties officeooo:rsid="0032437b" officeooo:paragraph-rsid="0032437b"/>
    </style:style>
    <style:style style:name="P22" style:family="paragraph" style:parent-style-name="Text_20_body" style:list-style-name="L3">
      <style:text-properties officeooo:rsid="0032ea55" officeooo:paragraph-rsid="0032ea55"/>
    </style:style>
    <style:style style:name="P23" style:family="paragraph" style:parent-style-name="Text_20_body" style:list-style-name="L3">
      <style:text-properties officeooo:rsid="0033d21a" officeooo:paragraph-rsid="0033d21a"/>
    </style:style>
    <style:style style:name="P24" style:family="paragraph" style:parent-style-name="Text_20_body" style:list-style-name="L3">
      <style:text-properties officeooo:rsid="00350108" officeooo:paragraph-rsid="00350108"/>
    </style:style>
    <style:style style:name="P25" style:family="paragraph" style:parent-style-name="Text_20_body" style:list-style-name="L3">
      <style:text-properties officeooo:rsid="003508ee" officeooo:paragraph-rsid="003508ee"/>
    </style:style>
    <style:style style:name="P26" style:family="paragraph" style:parent-style-name="Text_20_body" style:list-style-name="L3">
      <style:text-properties officeooo:rsid="0036a376" officeooo:paragraph-rsid="0036a376"/>
    </style:style>
    <style:style style:name="P27" style:family="paragraph" style:parent-style-name="Text_20_body">
      <style:text-properties officeooo:rsid="003902c6" officeooo:paragraph-rsid="003902c6"/>
    </style:style>
    <style:style style:name="P28" style:family="paragraph" style:parent-style-name="Text_20_body" style:list-style-name="L4">
      <style:text-properties officeooo:rsid="003974dd" officeooo:paragraph-rsid="003974dd"/>
    </style:style>
    <style:style style:name="P29" style:family="paragraph" style:parent-style-name="Text_20_body" style:list-style-name="L4">
      <style:text-properties officeooo:rsid="003a83d0" officeooo:paragraph-rsid="003a83d0"/>
    </style:style>
    <style:style style:name="P30" style:family="paragraph" style:parent-style-name="Text_20_body" style:list-style-name="L4">
      <style:text-properties officeooo:rsid="003a8fcc" officeooo:paragraph-rsid="003a8fcc"/>
    </style:style>
    <style:style style:name="P31" style:family="paragraph" style:parent-style-name="Text_20_body" style:list-style-name="L4">
      <style:text-properties officeooo:rsid="003bb026" officeooo:paragraph-rsid="003bb026"/>
    </style:style>
    <style:style style:name="P32" style:family="paragraph" style:parent-style-name="Text_20_body" style:list-style-name="L4">
      <style:text-properties officeooo:rsid="003d7dcb" officeooo:paragraph-rsid="003d7dcb"/>
    </style:style>
    <style:style style:name="P33" style:family="paragraph" style:parent-style-name="Text_20_body" style:list-style-name="L4">
      <style:text-properties officeooo:rsid="003df958" officeooo:paragraph-rsid="003df958"/>
    </style:style>
    <style:style style:name="P34" style:family="paragraph" style:parent-style-name="Text_20_body" style:list-style-name="L4">
      <style:text-properties officeooo:rsid="003e091e" officeooo:paragraph-rsid="003e091e"/>
    </style:style>
    <style:style style:name="P35" style:family="paragraph" style:parent-style-name="Text_20_body" style:list-style-name="L4">
      <style:text-properties officeooo:rsid="003e64a2" officeooo:paragraph-rsid="003e64a2"/>
    </style:style>
    <style:style style:name="P36" style:family="paragraph" style:parent-style-name="Text_20_body" style:list-style-name="L4">
      <style:text-properties officeooo:rsid="003f11fd" officeooo:paragraph-rsid="003f11fd"/>
    </style:style>
    <style:style style:name="P37" style:family="paragraph" style:parent-style-name="Text_20_body" style:list-style-name="L4">
      <style:text-properties officeooo:rsid="00402800" officeooo:paragraph-rsid="00402800"/>
    </style:style>
    <style:style style:name="P38" style:family="paragraph" style:parent-style-name="Text_20_body" style:list-style-name="L4">
      <style:text-properties officeooo:rsid="00422609" officeooo:paragraph-rsid="00422609"/>
    </style:style>
    <style:style style:name="P39" style:family="paragraph" style:parent-style-name="Text_20_body" style:list-style-name="L4">
      <style:text-properties officeooo:rsid="004298c8" officeooo:paragraph-rsid="004298c8"/>
    </style:style>
    <style:style style:name="P40" style:family="paragraph" style:parent-style-name="Text_20_body" style:list-style-name="L4">
      <style:text-properties officeooo:rsid="0042b758" officeooo:paragraph-rsid="0042b758"/>
    </style:style>
    <style:style style:name="P41" style:family="paragraph" style:parent-style-name="Text_20_body">
      <style:text-properties officeooo:rsid="00444bd0" officeooo:paragraph-rsid="00444bd0"/>
    </style:style>
    <style:style style:name="P42" style:family="paragraph" style:parent-style-name="Text_20_body" style:list-style-name="L4">
      <style:text-properties officeooo:rsid="00444bd0" officeooo:paragraph-rsid="00444bd0"/>
    </style:style>
    <style:style style:name="P43" style:family="paragraph" style:parent-style-name="Text_20_body">
      <style:text-properties officeooo:rsid="00496165" officeooo:paragraph-rsid="00496165"/>
    </style:style>
    <style:style style:name="P44" style:family="paragraph" style:parent-style-name="Text_20_body">
      <style:text-properties officeooo:rsid="004dd049" officeooo:paragraph-rsid="004dd049"/>
    </style:style>
    <style:style style:name="P45" style:family="paragraph" style:parent-style-name="Heading_20_3">
      <style:text-properties officeooo:paragraph-rsid="001fb9a6"/>
    </style:style>
    <style:style style:name="P46" style:family="paragraph" style:parent-style-name="Heading_20_3">
      <style:text-properties officeooo:rsid="00444bd0" officeooo:paragraph-rsid="00444bd0"/>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04aa8"/>
    </style:style>
    <style:style style:name="T2" style:family="text">
      <style:text-properties officeooo:rsid="00149809"/>
    </style:style>
    <style:style style:name="T3" style:family="text">
      <style:text-properties officeooo:rsid="0018e66b"/>
    </style:style>
    <style:style style:name="T4" style:family="text">
      <style:text-properties officeooo:rsid="001c5a47"/>
    </style:style>
    <style:style style:name="T5" style:family="text">
      <style:text-properties officeooo:rsid="001d4c3c"/>
    </style:style>
    <style:style style:name="T6" style:family="text">
      <style:text-properties officeooo:rsid="001dc883"/>
    </style:style>
    <style:style style:name="T7" style:family="text">
      <style:text-properties officeooo:rsid="00212d59"/>
    </style:style>
    <style:style style:name="T8" style:family="text">
      <style:text-properties officeooo:rsid="0025488c"/>
    </style:style>
    <style:style style:name="T9" style:family="text">
      <style:text-properties officeooo:rsid="00274853"/>
    </style:style>
    <style:style style:name="T10" style:family="text">
      <style:text-properties officeooo:rsid="002e8eea"/>
    </style:style>
    <style:style style:name="T11" style:family="text">
      <style:text-properties officeooo:rsid="0030565e"/>
    </style:style>
    <style:style style:name="T12" style:family="text">
      <style:text-properties officeooo:rsid="003810b3"/>
    </style:style>
    <style:style style:name="T13" style:family="text">
      <style:text-properties officeooo:rsid="00402800"/>
    </style:style>
    <style:style style:name="T14" style:family="text">
      <style:text-properties officeooo:rsid="00476b2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WL Shop</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7"><text:a xlink:type="simple" xlink:href="#__RefHeading__111_1727659369" text:style-name="Index_20_Link" text:visited-style-name="Index_20_Link">Technologie:<text:tab/>1</text:a></text:p>
          <text:p text:style-name="P48"><text:a xlink:type="simple" xlink:href="#__RefHeading__113_1727659369" text:style-name="Index_20_Link" text:visited-style-name="Index_20_Link">Client Seite<text:tab/>1</text:a></text:p>
          <text:p text:style-name="P49"><text:a xlink:type="simple" xlink:href="#__RefHeading__115_1727659369" text:style-name="Index_20_Link" text:visited-style-name="Index_20_Link">Unsere Entscheidung<text:tab/>2</text:a></text:p>
          <text:p text:style-name="P48"><text:a xlink:type="simple" xlink:href="#__RefHeading__117_1727659369" text:style-name="Index_20_Link" text:visited-style-name="Index_20_Link">Server Seite<text:tab/>2</text:a></text:p>
          <text:p text:style-name="P49"><text:a xlink:type="simple" xlink:href="#__RefHeading__124_1727659369" text:style-name="Index_20_Link" text:visited-style-name="Index_20_Link">Unsere Entscheidung<text:tab/>3</text:a></text:p>
          <text:p text:style-name="P48"><text:a xlink:type="simple" xlink:href="#__RefHeading__122_1727659369" text:style-name="Index_20_Link" text:visited-style-name="Index_20_Link">Datenhaltung<text:tab/>3</text:a></text:p>
          <text:p text:style-name="P49"><text:a xlink:type="simple" xlink:href="#__RefHeading__119_1727659369" text:style-name="Index_20_Link" text:visited-style-name="Index_20_Link">Unsere Entscheidung<text:tab/>4</text:a></text:p>
        </text:index-body>
      </text:table-of-content>
      <text:p text:style-name="Text_20_body"/>
      <text:h text:style-name="Heading_20_1" text:outline-level="1"><text:bookmark-start text:name="__RefHeading__111_1727659369"/>Technologie:<text:bookmark-end text:name="__RefHeading__111_1727659369"/></text:h>
      <text:p text:style-name="P1">Durch den Auftraggeber wurde festgelegt, dass der Online-Shop über den Web-Browser benutzt werden soll.</text:p>
      <text:p text:style-name="P1">Aufgrund dieser Anforderung wird der Online-Shop als Client-Server Architektur umgesetzt. Der Client ist sowohl der Endanwender (Person die Artikel über den Shop kauft) als auch der Besitzer (Person die Artikel über den Shop verkauft).</text:p>
      <text:h text:style-name="Heading_20_2" text:outline-level="2"><text:bookmark-start text:name="__RefHeading__113_1727659369"/>Client Seite<text:bookmark-end text:name="__RefHeading__113_1727659369"/></text:h>
      <text:p text:style-name="P43">Als Technologie auf Client Seite stehen zur Wahl:</text:p>
      <text:list xml:id="list7294532939472817571" text:style-name="L1">
        <text:list-item>
          <text:p text:style-name="P6"><text:span text:style-name="T1">HTML, CSS &amp; JavaScript</text:span></text:p>
          <text:list>
            <text:list-item>
              <text:p text:style-name="P5">Pro:</text:p>
              <text:list>
                <text:list-item>
                  <text:p text:style-name="P5">Bei Einhaltung der Standards kann die Seite unter jedem verbreiteten Betriebssystem dargestellt werden. Die Installation von <text:span text:style-name="T2">Z</text:span>usatzsoftware ist nicht notwendig.</text:p>
                </text:list-item>
                <text:list-item>
                  <text:p text:style-name="P17">Das Team hat bereits Erfahrungen mit diesen Technologien. Die Einarbeitungszeit ist somit minimal.</text:p>
                </text:list-item>
                <text:list-item>
                  <text:p text:style-name="P19">Programmier- und Testumgebungen stehen kostenfrei zur <text:span text:style-name="T10">V</text:span>erfügung.</text:p>
                </text:list-item>
              </text:list>
            </text:list-item>
            <text:list-item>
              <text:p text:style-name="P7">Contra:</text:p>
              <text:list>
                <text:list-item>
                  <text:p text:style-name="P7">Die Umgehung der Benutzerverfolgung ist mit einfachen Mitteln möglich.</text:p>
                </text:list-item>
                <text:list-item>
                  <text:p text:style-name="P16">Nicht alle Browser unterstützen alle <text:span text:style-name="T9">Funktionen</text:span> gleich gut. Der Testaufwand ist leicht höher als bei den alternativen Technologien.</text:p>
                </text:list-item>
              </text:list>
            </text:list-item>
          </text:list>
        </text:list-item>
        <text:list-item>
          <text:p text:style-name="P2">Java (via Java-Applet)</text:p>
          <text:list>
            <text:list-item>
              <text:p text:style-name="P7">Pro:</text:p>
              <text:list>
                <text:list-item>
                  <text:p text:style-name="P7">Das verhalten der Benutzer kann Verfolgt werden. Diese Verfolgung zu umgehen ist mit hohem Aufwand verbunden.</text:p>
                </text:list-item>
                <text:list-item>
                  <text:p text:style-name="P18"><text:soft-page-break/>Das Team hat bereits Erfahrungen mit Java. Nur die Einarbeitung in Applet-Programmierung benötigt Zeit.</text:p>
                </text:list-item>
                <text:list-item>
                  <text:p text:style-name="P20">Programmier- und Testumgebungen stehen kostenfrei zur Verfügung.</text:p>
                </text:list-item>
              </text:list>
            </text:list-item>
            <text:list-item>
              <text:p text:style-name="P9">Contra:</text:p>
              <text:list>
                <text:list-item>
                  <text:p text:style-name="P18">Das Team muss sich in die Applet-Programmierung einarbeiten, dies ist mit einem mittleren Zeitaufwand verbunden.</text:p>
                </text:list-item>
                <text:list-item>
                  <text:p text:style-name="P9">Die Benutzung von Java im Browser setzt die Installation einer 3. Software <text:span text:style-name="T3">voraus.</text:span></text:p>
                </text:list-item>
                <text:list-item>
                  <text:p text:style-name="P11">Viele neue Browser warnen vor der Benutzung von Java.</text:p>
                </text:list-item>
                <text:list-item>
                  <text:p text:style-name="P11">Java im Browser wird von den potentiellen Kunden häufig mit Sicherheitslücken in <text:span text:style-name="T4">V</text:span>erbindung gebracht.</text:p>
                </text:list-item>
                <text:list-item>
                  <text:p text:style-name="P15">Die Ausführung von Java muss in Populären Browsern erst durch den Benutzer explizit erlaubt werden.</text:p>
                </text:list-item>
              </text:list>
            </text:list-item>
          </text:list>
        </text:list-item>
        <text:list-item>
          <text:p text:style-name="P3">Flash (via Adobe-Flash-Player)</text:p>
          <text:list>
            <text:list-item>
              <text:p text:style-name="P12">Pro:</text:p>
              <text:list>
                <text:list-item>
                  <text:p text:style-name="P8">Das verhalten der Benutzer kann Verfolgt werden. Diese Verfolgung zu umgehen ist, <text:span text:style-name="T5">je nach Browser,</text:span> mit hohem Aufwand verbunden.</text:p>
                </text:list-item>
              </text:list>
            </text:list-item>
            <text:list-item>
              <text:p text:style-name="P13">Contra:</text:p>
              <text:list>
                <text:list-item>
                  <text:p text:style-name="P19">Das Team muss sich <text:span text:style-name="T11">in die Flash-Programmierung einarbeiten. Dies ist ein hoher zeitlicher Aufwand.</text:span></text:p>
                </text:list-item>
                <text:list-item>
                  <text:p text:style-name="P21">Die Programmierumgebung muss kostenpflichtig erworben werden.</text:p>
                </text:list-item>
                <text:list-item>
                  <text:p text:style-name="P10">Die Benutzung von <text:span text:style-name="T6">Flash</text:span> im Browser setzt die Installation einer 3. Software <text:span text:style-name="T3">voraus.</text:span></text:p>
                </text:list-item>
                <text:list-item>
                  <text:p text:style-name="P14">Es ist abzusehen, dass <text:span text:style-name="T7">Flash in absehbarer Zeit nicht mehr sofort, nach laden der Seite, von den Browsern ausgeführt wird.</text:span></text:p>
                </text:list-item>
              </text:list>
            </text:list-item>
          </text:list>
        </text:list-item>
      </text:list>
      <text:h text:style-name="P45" text:outline-level="3"><text:bookmark-start text:name="__RefHeading__115_1727659369"/>Unsere Entscheidung<text:bookmark-end text:name="__RefHeading__115_1727659369"/></text:h>
      <text:p text:style-name="P4"><text:span text:style-name="T8">Nach Abwägung der pro- und contra Argumente haben w</text:span>ir uns entschieden 1. (HTML, CSS &amp; Javascript) zu verwenden.</text:p>
      <text:h text:style-name="Heading_20_2" text:outline-level="2"><text:bookmark-start text:name="__RefHeading__117_1727659369"/>Server Seite<text:bookmark-end text:name="__RefHeading__117_1727659369"/></text:h>
      <text:p text:style-name="Standard">Als Technologie auf Server Seite stehen zur Verfügung:</text:p>
      <text:list xml:id="list3428689428993736746" text:style-name="L3">
        <text:list-item>
          <text:p text:style-name="P22">PHP</text:p>
        </text:list-item>
        <text:list-item>
          <text:p text:style-name="P22">Ruby on Rails</text:p>
        </text:list-item>
        <text:list-item>
          <text:p text:style-name="P22">JavaScript (via Node.js)</text:p>
        </text:list-item>
        <text:list-item>
          <text:p text:style-name="P24">P<text:span text:style-name="T12">earl</text:span>, <text:span text:style-name="T12">Ruby, Python, Erlang</text:span></text:p>
        </text:list-item>
        <text:list-item>
          <text:p text:style-name="P25">ASP.NET</text:p>
        </text:list-item>
        <text:list-item>
          <text:p text:style-name="P26"><text:soft-page-break/>Java (via Java Server Pages)</text:p>
        </text:list-item>
        <text:list-item>
          <text:p text:style-name="P23">Sonstige Sprachen die es erlauben einen TCP-Server-Socket zu erstellen.</text:p>
        </text:list-item>
      </text:list>
      <text:h text:style-name="Heading_20_3" text:outline-level="3"><text:bookmark-start text:name="__RefHeading__124_1727659369"/>Unsere Entscheidung<text:bookmark-end text:name="__RefHeading__124_1727659369"/></text:h>
      <text:p text:style-name="P27">Wir haben uns für 1. PHP entschieden, da die von uns benötigten Funktionen (mindestens) ähnlich einfach zur Verfügung gestellt werden, wie in den anderen Sprachen. Und das Team bereits Erfahrungen in der Programmierung mit PHP hat, die Einarbeitungszeit gegenüber den anderen Technologien also drastisch kürzer ist.</text:p>
      <text:h text:style-name="Heading_20_2" text:outline-level="2"><text:bookmark-start text:name="__RefHeading__122_1727659369"/>Datenhaltung<text:bookmark-end text:name="__RefHeading__122_1727659369"/></text:h>
      <text:p text:style-name="P44">Als Technologien für die Datenhaltung stehen zur Verfügung:</text:p>
      <text:list xml:id="list4781665023153827054" text:style-name="L4">
        <text:list-item>
          <text:p text:style-name="P28">Datei-Basiert (CSV, XML, …)</text:p>
          <text:list>
            <text:list-item>
              <text:p text:style-name="P31">Pro:</text:p>
              <text:list>
                <text:list-item>
                  <text:p text:style-name="P32">Es wird keine weitere (Server-)Software benötigt.</text:p>
                </text:list-item>
              </text:list>
            </text:list-item>
            <text:list-item>
              <text:p text:style-name="P32">Contra:</text:p>
              <text:list>
                <text:list-item>
                  <text:p text:style-name="P32">Es können nur einfache Operationen ausgeführt werden.</text:p>
                </text:list-item>
                <text:list-item>
                  <text:p text:style-name="P32">Die Datenintegrität wird nicht sichergestellt.</text:p>
                </text:list-item>
                <text:list-item>
                  <text:p text:style-name="P33">Es kann immer nur ein Prozess auf die Datei zugreifen.</text:p>
                </text:list-item>
              </text:list>
            </text:list-item>
          </text:list>
        </text:list-item>
        <text:list-item>
          <text:p text:style-name="P29">MySQL</text:p>
          <text:list>
            <text:list-item>
              <text:p text:style-name="P34">Pro:</text:p>
              <text:list>
                <text:list-item>
                  <text:p text:style-name="P34">Das Team hat bereits Erfahrungen mit MySQL, die Einarbeitungszeit ist minimal.</text:p>
                </text:list-item>
                <text:list-item>
                  <text:p text:style-name="P35">Die Server-Software kann kostenfrei bezogen werden.</text:p>
                </text:list-item>
                <text:list-item>
                  <text:p text:style-name="P40">Die Einbindung von MySQL in PHP ist besser ausgebaut als die von OracleDB.</text:p>
                </text:list-item>
              </text:list>
            </text:list-item>
            <text:list-item>
              <text:p text:style-name="P39">Contra:</text:p>
              <text:list>
                <text:list-item>
                  <text:p text:style-name="P39">MySQL hat einige Funktionalität, die OracleDB unterstützt, nicht.</text:p>
                </text:list-item>
              </text:list>
            </text:list-item>
          </text:list>
        </text:list-item>
        <text:list-item>
          <text:p text:style-name="P29">OracleDB</text:p>
          <text:list>
            <text:list-item>
              <text:p text:style-name="P39">Contra:</text:p>
              <text:list>
                <text:list-item>
                  <text:p text:style-name="P42">Eine Installation von OracleDB ist, speziell für die Entwicklungs- und Testumgebung umständlicher.</text:p>
                </text:list-item>
                <text:list-item>
                  <text:p text:style-name="P39">OracleDB hat einige Funktionalität, die MySQL unterstützt, nicht.</text:p>
                </text:list-item>
                <text:list-item>
                  <text:p text:style-name="P39">Die Einbindung von OracleDB in PHP ist umständlicher als die von MySQL.</text:p>
                </text:list-item>
              </text:list>
            </text:list-item>
          </text:list>
        </text:list-item>
        <text:list-item>
          <text:p text:style-name="P30">Datenbanksysteme <text:span text:style-name="T13">insgesamt</text:span></text:p>
          <text:list>
            <text:list-item>
              <text:p text:style-name="P36">Pro:</text:p>
              <text:list>
                <text:list-item>
                  <text:p text:style-name="P37"><text:soft-page-break/>Die Datenintegrität kann sichergestellt werden.</text:p>
                </text:list-item>
                <text:list-item>
                  <text:p text:style-name="P37">Es können mehrere Prozesse auf die Daten zugreifen.</text:p>
                </text:list-item>
              </text:list>
            </text:list-item>
            <text:list-item>
              <text:p text:style-name="P36">Contra:</text:p>
              <text:list>
                <text:list-item>
                  <text:p text:style-name="P38">Es wird eine weitere Software benötigt die auf dem/einem Server läuft.</text:p>
                </text:list-item>
              </text:list>
            </text:list-item>
          </text:list>
        </text:list-item>
      </text:list>
      <text:h text:style-name="P46" text:outline-level="3"><text:bookmark-start text:name="__RefHeading__119_1727659369"/>Unsere Entscheidung<text:bookmark-end text:name="__RefHeading__119_1727659369"/></text:h>
      <text:p text:style-name="P41">Nach Abwägung der Argumente haben wir uns für den Einsatz <text:span text:style-name="T14">von MySQL entschie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1T09:17:41.853799725</meta:creation-date>
    <dc:date>2014-10-31T10:22:39.974864960</dc:date>
    <meta:editing-duration>PT1H4M24S</meta:editing-duration>
    <meta:editing-cycles>67</meta:editing-cycles>
    <meta:generator>LibreOffice/4.3.2.2$Linux_X86_64 LibreOffice_project/430m0$Build-2</meta:generator>
    <meta:document-statistic meta:table-count="0" meta:image-count="0" meta:object-count="0" meta:page-count="4" meta:paragraph-count="83" meta:word-count="663" meta:character-count="4356" meta:non-whitespace-character-count="3835"/>
  </office:meta>
</office:document-meta>
</file>